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HID</text:p>
          </table:table-cell>
          <table:table-cell office:value-type="string">
            <text:p>Hotel</text:p>
          </table:table-cell>
          <table:table-cell office:value-type="string">
            <text:p>URL</text:p>
          </table:table-cell>
          <table:table-cell office:value-type="string">
            <text:p>NR</text:p>
          </table:table-cell>
          <table:table-cell office:value-type="string">
            <text:p>RC</text:p>
          </table:table-cell>
          <table:table-cell office:value-type="string">
            <text:p>Review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larion Hotel</text:p>
          </table:table-cell>
          <table:table-cell office:value-type="string">
            <text:p>http://www.tripadvisor.in/Hotel_Review-g297675-d2082372-Reviews-Clarion_Hotel_Coimbatore-Coimbatore_Tamil_Nadu.html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rince garden</text:p>
          </table:table-cell>
          <table:table-cell office:value-type="string">
            <text:p>http://www.tripadvisor.in/Hotel_Review-g297675-d3723338-Reviews-Prince_Gardens_Hotel_Coimbatore-Coimbatore_Tamil_Nadu.htm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Hotel Heritage Inn</text:p>
          </table:table-cell>
          <table:table-cell office:value-type="string">
            <text:p>http://www.tripadvisor.in/Hotel_Review-g297675-d734820-Reviews-Hotel_Heritage_Inn-Coimbatore_Tamil_Nadu.html</text:p>
          </table:table-cell>
          <table:table-cell office:value-type="float" office:value="11">
            <text:p>1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08:56:02</meta:creation-date>
    <dc:date>2015-06-19T09:00:17</dc:date>
    <meta:editing-duration>PT1M39S</meta:editing-duration>
    <meta:editing-cycles>2</meta:editing-cycles>
    <meta:generator>LibreOffice/3.5$Linux_X86_64 LibreOffice_project/350m1$Build-2</meta:generator>
    <meta:document-statistic meta:table-count="3" meta:cell-count="18" meta:object-count="0"/>
  </office:meta>
</office:document-meta>
</file>